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loext:graphic-properties draw:fill="solid" draw:fill-color="#999999" draw:opacity="100%"/>
      <style:paragraph-properties fo:background-color="#999999">
        <style:tab-stops>
          <style:tab-stop style:position="2.487cm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iority-Queue</text:h>
      <text:p text:style-name="Text_20_body">Im Projekt Büro gab es (in der Endversion) zwei Ablagen: eine für dringende und eine für "normale" Aufträge. </text:p>
      <text:p text:style-name="Text_20_body">Diese Aufteilung soll jetzt verfeinert werden, indem jedem Auftrag eine Priorität (= eine ganze Zahl) zugeordnet wird: </text:p>
      <text:list xml:id="list421591422" text:style-name="L1">
        <text:list-item>
          <text:p text:style-name="P3">Es wird immer das Objekt mit der höchsten Priorität zuerst zurückgegeben.</text:p>
        </text:list-item>
        <text:list-item>
          <text:p text:style-name="P3">Wenn zwei Objekte die gleiche Priorität haben: Dann wird das Objekt zurückgegeben, das zuerst eingefügt wurde.</text:p>
        </text:list-item>
      </text:list>
      <text:p text:style-name="Text_20_body">Diese Anforderungen sollen von der Klasse <text:span text:style-name="T1">PriorityQueue </text:span>realisiert werden. Die Klasse <text:span text:style-name="T1">PriorityQueue </text:span>hat folgende Schnittstelle:</text:p>
      <text:p text:style-name="P2"><text:span text:style-name="T3">Konstruktor <text:tab/></text:span><text:span text:style-name="T2">PriorityQueue()</text:span><text:span text:style-name="T3"><text:line-break/></text:span><text:tab/>ein leerer PriorityQueue wird erzeugt.</text:p>
      <text:p text:style-name="P2"><text:span text:style-name="T3">Anfrage <text:tab/></text:span><text:span text:style-name="T2">boolean isEmtpy()</text:span><text:span text:style-name="T3"><text:line-break/></text:span><text:tab/>Die Anfrage liefert den Wert <text:span text:style-name="T1">true</text:span>, wenn der <text:span text:style-name="T1">PriorityQueue </text:span>kein Objekt <text:line-break/><text:tab/>enthält, sonst <text:span text:style-name="T1">false</text:span>.</text:p>
      <text:p text:style-name="P2"><text:span text:style-name="T3">Auftrag <text:tab/></text:span><text:span text:style-name="T2">void enqueue(Object pObject, int priority)</text:span><text:span text:style-name="T3"><text:line-break/></text:span><text:tab/>Das Objekt <text:span text:style-name="T1">pObject </text:span>wird gemäß der Priorität an der richtigen Stelle <text:line-break/><text:tab/>in den <text:span text:style-name="T1">PriorityQueue </text:span>eingefügt.</text:p>
      <text:p text:style-name="P2"><text:span text:style-name="T3">Auftrag <text:tab/></text:span><text:span text:style-name="T2">void dequeue()</text:span><text:span text:style-name="T3"><text:line-break/></text:span><text:tab/>Das vorderste Element wird aus dem <text:span text:style-name="T1">PriorityQueue </text:span>entfernt.</text:p>
      <text:p text:style-name="P2"><text:span text:style-name="T3">Anfrage<text:tab/></text:span><text:span text:style-name="T2">Object front()</text:span><text:span text:style-name="T3"><text:line-break/></text:span><text:tab/>Die Anfrage liefert gemäß der Beschreibung oben das Objekt mit der <text:line-break/><text:tab/>höchsten Priorität zurück.<text:tab/></text:p>
      <text:h text:style-name="Heading_20_2" text:outline-level="2">Aufgabe 1: Architekturentscheidung</text:h>
      <text:p text:style-name="Text_20_body">Um die Implementierung zu vereinfachen, soll die Klasse <text:span text:style-name="T1">PriorityQueue </text:span>entweder auf der Klasse <text:span text:style-name="T1">Queue </text:span>oder auf der Klasse <text:span text:style-name="T1">List </text:span>aufsetzen. Dafür gibt es folgende Möglichkeiten:</text:p>
      <text:list xml:id="list2381829066" text:style-name="L2">
        <text:list-item>
          <text:p text:style-name="P4"><text:span text:style-name="T1">PriorityQueue </text:span>erbt von <text:span text:style-name="T1">Queue</text:span></text:p>
        </text:list-item>
        <text:list-item>
          <text:p text:style-name="P4"><text:span text:style-name="T1">PriorityQueue </text:span>erbt von <text:span text:style-name="T1">List</text:span></text:p>
        </text:list-item>
        <text:list-item>
          <text:p text:style-name="P4"><text:span text:style-name="T1">PriorityQueue </text:span>hat ein Attribut vom Typ <text:span text:style-name="T1">Queue</text:span></text:p>
        </text:list-item>
        <text:list-item>
          <text:p text:style-name="P4"><text:span text:style-name="T1">PriorityQueue </text:span>hat ein Attribut vom Typ <text:span text:style-name="T1">List</text:span></text:p>
        </text:list-item>
      </text:list>
      <text:p text:style-name="Text_20_body">Entscheiden Sie sich begründet für eine der vier Möglichkeiten. <text:line-break/>Erläutern Sie auch, warum Sie sich gegen die anderen drei Möglichkeiten entschieden haben. </text:p>
      <text:h text:style-name="Heading_20_2" text:outline-level="2">Aufgabe 2: Implementierung</text:h>
      <text:p text:style-name="Text_20_body">Implementieren Sie im Projekt <text:span text:style-name="T1">Buero </text:span>die Klasse <text:span text:style-name="T1">PriorityQueue </text:span>auf der Basis von <text:span text:style-name="T1">QueueWithViewer </text:span>bzw. <text:span text:style-name="T1">ListWithViewer</text:span>.</text:p>
      <text:h text:style-name="Heading_20_2" text:outline-level="2">Aufgabe 3: Integration</text:h>
      <text:p text:style-name="Text_20_body">Erweitern Sie die Klasse <text:span text:style-name="T1">ChefGUI </text:span>so, dass die Chefs eine Priorität angeben können, und integrieren Sie die Klasse <text:span text:style-name="T1">PriorityQueue </text:span>geeignet in das Projekt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.19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formatik Q2<text:tab/>Priority-Queue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M53S</meta:editing-duration>
    <meta:editing-cycles>6</meta:editing-cycles>
    <meta:generator>LibreOffice/7.1.5.2$Windows_X86_64 LibreOffice_project/85f04e9f809797b8199d13c421bd8a2b025d52b5</meta:generator>
    <dc:date>2025-08-19T16:54:32.446000000</dc:date>
    <meta:document-statistic meta:table-count="0" meta:image-count="0" meta:object-count="0" meta:page-count="1" meta:paragraph-count="23" meta:word-count="276" meta:character-count="1957" meta:non-whitespace-character-count="1689"/>
    <meta:user-defined meta:name="Info 1"/>
    <meta:user-defined meta:name="Info 2"/>
    <meta:user-defined meta:name="Info 3"/>
    <meta:user-defined meta:name="Info 4"/>
  </office:meta>
</office:document-meta>
</file>